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1pt" officeooo:rsid="001ecec6" officeooo:paragraph-rsid="001ecec6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bold" officeooo:rsid="00197254" officeooo:paragraph-rsid="00197254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fd920" officeooo:paragraph-rsid="0028f8cb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97254" officeooo:paragraph-rsid="00197254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197254" officeooo:paragraph-rsid="0019725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235841" officeooo:paragraph-rsid="0023584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235841" officeooo:paragraph-rsid="0023584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4f729" officeooo:paragraph-rsid="0024f729" style:font-weight-asian="bold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fo:font-weight="bold" officeooo:rsid="001ecec6" officeooo:paragraph-rsid="001ecec6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officeooo:rsid="001ecec6" officeooo:paragraph-rsid="001ecec6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1pt" officeooo:rsid="001b5303" officeooo:paragraph-rsid="001b5303" style:font-size-asian="11pt" style:font-size-complex="11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rial" fo:font-size="11pt" officeooo:rsid="00197254" officeooo:paragraph-rsid="00197254" style:font-size-asian="11pt" style:font-size-complex="11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rial" fo:font-size="11pt" officeooo:rsid="00197254" officeooo:paragraph-rsid="001fd920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Arial" fo:font-size="11pt" officeooo:rsid="0021c157" officeooo:paragraph-rsid="0021c157" style:font-size-asian="11pt" style:font-size-complex="11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" fo:font-size="11pt" officeooo:rsid="001ecec6" officeooo:paragraph-rsid="001fd920" style:font-size-asian="11pt" style:font-size-complex="11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rial" fo:font-size="11pt" officeooo:rsid="001fd920" officeooo:paragraph-rsid="00225925" style:font-size-asian="11pt" style:font-size-complex="11pt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Arial" fo:font-size="11pt" officeooo:rsid="001fd920" officeooo:paragraph-rsid="0024de21" style:font-size-asian="11pt" style:font-size-complex="11pt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Arial" fo:font-size="11pt" officeooo:rsid="001fd920" officeooo:paragraph-rsid="0024f729" style:font-size-asian="11pt" style:font-size-complex="11pt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Arial" fo:font-size="11pt" officeooo:rsid="001fd920" officeooo:paragraph-rsid="0025894d" style:font-size-asian="11pt" style:font-size-complex="11pt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Arial" fo:font-size="11pt" officeooo:rsid="001fd920" officeooo:paragraph-rsid="0028f8cb" style:font-size-asian="11pt" style:font-size-complex="11pt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Arial" fo:font-size="11pt" officeooo:rsid="0024f729" officeooo:paragraph-rsid="0024f729" style:font-size-asian="11pt" style:font-size-complex="11pt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Arial" fo:font-size="11pt" officeooo:rsid="0024f729" officeooo:paragraph-rsid="0028f8cb" style:font-size-asian="11pt" style:font-size-complex="11pt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Arial" fo:font-size="11pt" officeooo:rsid="0030236e" officeooo:paragraph-rsid="0030236e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officeooo:rsid="0030236e" officeooo:paragraph-rsid="0030236e" style:font-size-asian="11pt" style:font-size-complex="11pt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Arial" fo:font-size="11pt" officeooo:rsid="003188ba" officeooo:paragraph-rsid="003188ba" style:font-size-asian="11pt" style:font-size-complex="11pt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235841" officeooo:paragraph-rsid="0024f729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4de21" officeooo:paragraph-rsid="0024de21" style:font-size-asian="9.60000038146973pt" style:font-weight-asian="normal" style:font-size-complex="11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4de21" officeooo:paragraph-rsid="0028f8cb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1fd920" officeooo:paragraph-rsid="0024de21" style:font-size-asian="11pt" style:font-weight-asian="normal" style:font-size-complex="11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1fd920" officeooo:paragraph-rsid="0028f8cb" style:font-size-asian="11pt" style:font-weight-asian="normal" style:font-size-complex="11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8f8cb" officeooo:paragraph-rsid="0029af7f" style:font-size-asian="11pt" style:font-weight-asian="normal" style:font-size-complex="11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9af7f" officeooo:paragraph-rsid="0029af7f" style:font-size-asian="11pt" style:font-weight-asian="normal" style:font-size-complex="11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4f729" officeooo:paragraph-rsid="0028f8cb" style:font-size-asian="11pt" style:font-weight-asian="normal" style:font-size-complex="11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4de21" officeooo:paragraph-rsid="0028f8cb" style:font-size-asian="11pt" style:font-weight-asian="normal" style:font-size-complex="11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bold" officeooo:rsid="0024de21" officeooo:paragraph-rsid="0024de21" style:font-size-asian="9.60000038146973pt" style:font-weight-asian="bold" style:font-size-complex="11pt" style:font-weight-complex="bold"/>
    </style:style>
    <style:style style:name="P36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bold" officeooo:rsid="0028f8cb" officeooo:paragraph-rsid="0028f8cb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officeooo:rsid="0024de21" officeooo:paragraph-rsid="0024f729" style:font-size-asian="9.60000038146973pt" style:font-weight-asian="bold" style:font-size-complex="11pt" style:font-weight-complex="bold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Arial" fo:font-size="11pt" fo:font-weight="bold" officeooo:rsid="001fd920" officeooo:paragraph-rsid="0024f729" style:font-size-asian="11pt" style:font-weight-asian="bold" style:font-size-complex="11pt" style:font-weight-complex="bold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Arial" fo:font-size="11pt" fo:font-weight="bold" officeooo:rsid="001fd920" officeooo:paragraph-rsid="0028f8cb" style:font-size-asian="11pt" style:font-weight-asian="bold" style:font-size-complex="11pt" style:font-weight-complex="bold"/>
    </style:style>
    <style:style style:name="P40" style:family="paragraph" style:parent-style-name="Standard" style:list-style-name="L6">
      <style:paragraph-properties fo:text-align="start" style:justify-single-word="false"/>
      <style:text-properties style:font-name="Arial" fo:font-size="11pt" fo:font-weight="bold" officeooo:rsid="0024f729" officeooo:paragraph-rsid="002a9639" style:font-size-asian="11pt" style:font-weight-asian="bold" style:font-size-complex="11pt" style:font-weight-complex="bold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Arial" fo:font-size="11pt" fo:font-weight="normal" officeooo:rsid="002a9639" officeooo:paragraph-rsid="002a9639" style:font-size-asian="11pt" style:font-weight-asian="normal" style:font-size-complex="11pt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officeooo:paragraph-rsid="0028f8cb"/>
    </style:style>
    <style:style style:name="P43" style:family="paragraph" style:parent-style-name="Standard" style:list-style-name="L6">
      <style:paragraph-properties fo:text-align="start" style:justify-single-word="false"/>
      <style:text-properties officeooo:paragraph-rsid="003188ba"/>
    </style:style>
    <style:style style:name="P44" style:family="paragraph" style:parent-style-name="Standard" style:list-style-name="L6">
      <style:paragraph-properties fo:text-align="start" style:justify-single-word="false"/>
      <style:text-properties fo:font-weight="normal" officeooo:paragraph-rsid="002a9639" style:font-weight-asian="normal" style:font-weight-complex="normal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fo:font-weight="bold" officeooo:rsid="001cfb09" officeooo:paragraph-rsid="00225925" style:font-size-asian="11pt" style:font-weight-asian="bold" style:font-size-complex="11pt" style:font-weight-complex="bold"/>
    </style:style>
    <style:style style:name="P46" style:family="paragraph" style:parent-style-name="Standard" style:list-style-name="L3">
      <style:paragraph-properties fo:margin-left="1.251cm" fo:margin-right="0cm" fo:text-align="start" style:justify-single-word="false" fo:text-indent="-0.635cm" style:auto-text-indent="false"/>
      <style:text-properties style:font-name="Arial" fo:font-size="11pt" officeooo:rsid="001ecec6" officeooo:paragraph-rsid="00235841" style:font-size-asian="11pt" style:font-size-complex="11pt"/>
    </style:style>
    <style:style style:name="P47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style:font-name="Arial" fo:font-size="11pt" officeooo:rsid="001ecec6" officeooo:paragraph-rsid="001ecec6" style:font-size-asian="11pt" style:font-size-complex="11pt"/>
    </style:style>
    <style:style style:name="P48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style:font-name="Arial" fo:font-size="11pt" officeooo:rsid="00329ee3" officeooo:paragraph-rsid="00329ee3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fd920" style:font-size-asian="11pt" style:font-size-complex="11pt"/>
    </style:style>
    <style:style style:name="T3" style:family="text">
      <style:text-properties style:font-name="Arial" fo:font-size="11pt" officeooo:rsid="0024f729" style:font-size-asian="11pt" style:font-size-complex="11pt"/>
    </style:style>
    <style:style style:name="T4" style:family="text">
      <style:text-properties style:font-name="Arial" fo:font-size="11pt" officeooo:rsid="002a9639" style:font-size-asian="11pt" style:font-size-complex="11pt"/>
    </style:style>
    <style:style style:name="T5" style:family="text">
      <style:text-properties style:font-name="Arial" fo:font-size="11pt" style:text-underline-style="none" style:font-size-asian="11pt" style:font-size-complex="11pt"/>
    </style:style>
    <style:style style:name="T6" style:family="text">
      <style:text-properties style:font-name="Arial" fo:font-size="11pt" fo:font-weight="bold" officeooo:rsid="0024f729" style:font-size-asian="11pt" style:font-weight-asian="bold" style:font-size-complex="11pt" style:font-weight-complex="bold"/>
    </style:style>
    <style:style style:name="T7" style:family="text">
      <style:text-properties style:font-name="Arial" fo:font-size="11pt" fo:font-weight="bold" officeooo:rsid="0025894d" style:font-size-asian="11pt" style:font-weight-asian="bold" style:font-size-complex="11pt" style:font-weight-complex="bold"/>
    </style:style>
    <style:style style:name="T8" style:family="text">
      <style:text-properties style:font-name="Arial" fo:font-size="11pt" fo:font-weight="normal" officeooo:rsid="0024f729" style:font-size-asian="11pt" style:font-weight-asian="normal" style:font-size-complex="11pt" style:font-weight-complex="normal"/>
    </style:style>
    <style:style style:name="T9" style:family="text">
      <style:text-properties officeooo:rsid="0021c157"/>
    </style:style>
    <style:style style:name="T10" style:family="text">
      <style:text-properties officeooo:rsid="00225925"/>
    </style:style>
    <style:style style:name="T11" style:family="text">
      <style:text-properties officeooo:rsid="0024f729"/>
    </style:style>
    <style:style style:name="T12" style:family="text">
      <style:text-properties officeooo:rsid="0025894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rief portfolio Pierre HERMEY</text:p>
      <text:p text:style-name="P4"/>
      <text:p text:style-name="P6">Content :</text:p>
      <text:p text:style-name="P6"/>
      <text:section text:style-name="Sect1" text:name="Section1">
        <text:p text:style-name="P2">Skills: </text:p>
        <text:list xml:id="list1061187782438196989" text:style-name="L1">
          <text:list-item>
            <text:p text:style-name="P11">Linux (<text:span text:style-name="T9">D</text:span>ebian) / Windows</text:p>
          </text:list-item>
        </text:list>
        <text:list xml:id="list3365123031653892556" text:style-name="L2">
          <text:list-item>
            <text:p text:style-name="P12">HTML<text:span text:style-name="T9">5</text:span> &amp; CSS<text:span text:style-name="T9">3</text:span></text:p>
          </text:list-item>
          <text:list-item>
            <text:p text:style-name="P14">SVG Animation</text:p>
          </text:list-item>
          <text:list-item>
            <text:p text:style-name="P12">JavaScript - Ajax</text:p>
          </text:list-item>
          <text:list-item>
            <text:p text:style-name="P12">Framework CSS / JavaScript </text:p>
          </text:list-item>
          <text:list-item>
            <text:p text:style-name="P12">PHP</text:p>
          </text:list-item>
          <text:list-item>
            <text:p text:style-name="P13">MySQL</text:p>
          </text:list-item>
          <text:list-item>
            <text:p text:style-name="P15">Composer</text:p>
          </text:list-item>
          <text:list-item>
            <text:p text:style-name="P13">Twig<text:tab/></text:p>
          </text:list-item>
          <text:list-item>
            <text:p text:style-name="P16">Adobe suite</text:p>
          </text:list-item>
          <text:list-item>
            <text:p text:style-name="P23">Wordpress</text:p>
          </text:list-item>
        </text:list>
        <text:p text:style-name="P24"/>
        <text:p text:style-name="P45">Training :</text:p>
        <text:list xml:id="list7715010120774254013" text:style-name="L3">
          <text:list-item>
            <text:p text:style-name="P46">2018 </text:p>
          </text:list-item>
          <text:list-item>
            <text:p text:style-name="P46">Web Developper at Access Code School</text:p>
          </text:list-item>
          <text:list-item>
            <text:p text:style-name="P46">2013 – 2015 </text:p>
          </text:list-item>
          <text:list-item>
            <text:p text:style-name="P46">Waiter at Lycée Hyacinthe Friant</text:p>
          </text:list-item>
          <text:list-item>
            <text:p text:style-name="P46">Before 2013</text:p>
          </text:list-item>
          <text:list-item>
            <text:p text:style-name="P46">Schoolboy at Collège Jules Grevy </text:p>
          </text:list-item>
        </text:list>
        <text:p text:style-name="P10"/>
        <text:p text:style-name="P9">About me : </text:p>
        <text:list xml:id="list8729597689328397398" text:style-name="L4">
          <text:list-item>
            <text:p text:style-name="P47">HERMEY</text:p>
          </text:list-item>
          <text:list-item>
            <text:p text:style-name="P47">Pierre</text:p>
          </text:list-item>
          <text:list-item>
            <text:p text:style-name="P47">21 ans</text:p>
          </text:list-item>
          <text:list-item>
            <text:p text:style-name="P48">Social Medias : </text:p>
            <text:list>
              <text:list-item>
                <text:p text:style-name="P48">Facebook, Twitter, Linkedin, Github, Instagram</text:p>
              </text:list-item>
            </text:list>
          </text:list-item>
        </text:list>
        <text:p text:style-name="P1"/>
        <text:p text:style-name="P1"/>
      </text:section>
      <text:p text:style-name="P1"><text:tab/></text:p>
      <text:p text:style-name="P7">Describe of this project :</text:p>
      <text:p text:style-name="P7"/>
      <text:list xml:id="list4641408776905640079" text:style-name="L5">
        <text:list-item>
          <text:p text:style-name="P26">I want to create a portfolio to show who i am, my skills, and my projects.</text:p>
          <text:p text:style-name="P26"/>
        </text:list-item>
      </text:list>
      <text:section text:style-name="Sect1" text:name="Section2">
        <text:p text:style-name="P37">For mobile :</text:p>
        <text:list xml:id="list114621146844019" text:continue-list="list4641408776905640079" text:style-name="L6">
          <text:list-item>
            <text:p text:style-name="P27">It will be a minimal design with <text:span text:style-name="T11">4</text:span> page (?)</text:p>
            <text:list>
              <text:list-item>
                <text:p text:style-name="P35">Home : </text:p>
                <text:list>
                  <text:list-item>
                    <text:p text:style-name="P27">Pierre Hermey + « Web developper junior » in header</text:p>
                  </text:list-item>
                  <text:list-item>
                    <text:p text:style-name="P27">« Welcome » + Little Describe</text:p>
                  </text:list-item>
                </text:list>
              </text:list-item>
              <text:list-item>
                <text:p text:style-name="P35">Works :</text:p>
                <text:list>
                  <text:list-item>
                    <text:p text:style-name="P27">« Works » in header</text:p>
                  </text:list-item>
                  <text:list-item>
                    <text:p text:style-name="P27">My Skills </text:p>
                  </text:list-item>
                  <text:list-item>
                    <text:p text:style-name="P27">Projects :</text:p>
                    <text:list>
                      <text:list-item>
                        <text:p text:style-name="P17">Screen of the project that i want to show</text:p>
                      </text:list-item>
                      <text:list-item>
                        <text:p text:style-name="P17">His name, His date (Month and Year)</text:p>
                      </text:list-item>
                      <text:list-item>
                        <text:p text:style-name="P29">A describe ( How much time to do the project, what is it.. )</text:p>
                      </text:list-item>
                    </text:list>
                  </text:list-item>
                </text:list>
              </text:list-item>
              <text:list-item>
                <text:p text:style-name="P38">Contact :</text:p>
                <text:list>
                  <text:list-item>
                    <text:p text:style-name="P41">« Contact » in header</text:p>
                  </text:list-item>
                  <text:list-item>
                    <text:p text:style-name="P18">Last name / First name</text:p>
                  </text:list-item>
                  <text:list-item>
                    <text:p text:style-name="P19">Ema<text:span text:style-name="T12">il</text:span></text:p>
                  </text:list-item>
                  <text:list-item>
                    <text:p text:style-name="P19">Subject</text:p>
                  </text:list-item>
                  <text:list-item>
                    <text:p text:style-name="P18">Messag<text:span text:style-name="T11">e</text:span></text:p>
                  </text:list-item>
                </text:list>
              </text:list-item>
              <text:list-item>
                <text:p text:style-name="P40">Profile :</text:p>
                <text:list>
                  <text:list-item>
                    <text:p text:style-name="P44"><text:span text:style-name="T3">« </text:span><text:span text:style-name="T4">Profile » in header</text:span><text:span text:style-name="T2"><text:tab/></text:span></text:p>
                  </text:list-item>
                  <text:list-item>
                    <text:p text:style-name="P21">Name</text:p>
                  </text:list-item>
                  <text:list-item>
                    <text:p text:style-name="P21">Age</text:p>
                  </text:list-item>
                  <text:list-item>
                    <text:p text:style-name="P25">Social medias</text:p>
                  </text:list-item>
                  <text:list-item>
                    <text:p text:style-name="P43"><text:span text:style-name="T6">My Traini</text:span><text:span text:style-name="T7">ng</text:span></text:p>
                  </text:list-item>
                  <text:list-item>
                    <text:p text:style-name="P43"><text:span text:style-name="T8">Hobbies ?</text:span></text:p>
                  </text:list-item>
                </text:list>
              </text:list-item>
            </text:list>
          </text:list-item>
        </text:list>
        <text:p text:style-name="P8"><text:span text:style-name="T1">For web :</text:span><text:span text:style-name="T5"> </text:span></text:p>
        <text:list xml:id="list114620977933790" text:continue-numbering="true" text:style-name="L6">
          <text:list-item>
            <text:p text:style-name="P31">2 pages ? </text:p>
          </text:list-item>
          <text:list-item>
            <text:p text:style-name="P32">(Minimal design too, i guess, not sure)</text:p>
            <text:list>
              <text:list-item>
                <text:p text:style-name="P36">Home :</text:p>
                <text:list>
                  <text:list-item>
                    <text:p text:style-name="P34">Pierre Hermey + « Web developper junior » in header</text:p>
                  </text:list-item>
                  <text:list-item>
                    <text:p text:style-name="P42"><text:span text:style-name="T6">Profile :</text:span><text:span text:style-name="T2"><text:tab/></text:span></text:p>
                    <text:list>
                      <text:list-item>
                        <text:p text:style-name="P22">Name</text:p>
                      </text:list-item>
                      <text:list-item>
                        <text:p text:style-name="P22">Age</text:p>
                      </text:list-item>
                      <text:list-item>
                        <text:p text:style-name="P25">Social média</text:p>
                      </text:list-item>
                      <text:list-item>
                        <text:p text:style-name="P42"><text:span text:style-name="T6">My Traini</text:span><text:span text:style-name="T7">ng</text:span></text:p>
                      </text:list-item>
                      <text:list-item>
                        <text:p text:style-name="P33">Hobbies ?</text:p>
                      </text:list-item>
                    </text:list>
                  </text:list-item>
                  <text:list-item>
                    <text:p text:style-name="P39">Contact :</text:p>
                    <text:list>
                      <text:list-item>
                        <text:p text:style-name="P20">Last name / First name</text:p>
                      </text:list-item>
                      <text:list-item>
                        <text:p text:style-name="P20">Ema<text:span text:style-name="T12">il</text:span></text:p>
                      </text:list-item>
                      <text:list-item>
                        <text:p text:style-name="P20">Subject</text:p>
                      </text:list-item>
                      <text:list-item>
                        <text:p text:style-name="P33">Message</text:p>
                      </text:list-item>
                    </text:list>
                  </text:list-item>
                </text:list>
              </text:list-item>
              <text:list-item>
                <text:p text:style-name="P36">Works :</text:p>
                <text:list>
                  <text:list-item>
                    <text:p text:style-name="P28">Works in header</text:p>
                  </text:list-item>
                  <text:list-item>
                    <text:p text:style-name="P28">My Skills </text:p>
                  </text:list-item>
                  <text:list-item>
                    <text:p text:style-name="P28">Projects :</text:p>
                    <text:list>
                      <text:list-item>
                        <text:p text:style-name="P20">Screen of the project that i want to show</text:p>
                      </text:list-item>
                      <text:list-item>
                        <text:p text:style-name="P20">His name</text:p>
                      </text:list-item>
                      <text:list-item>
                        <text:p text:style-name="P20">His date (Month and Year)</text:p>
                      </text:list-item>
                      <text:list-item>
                        <text:p text:style-name="P30">A describe ( How much time to do the project, what is it.. )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0:13:18.344069391</meta:creation-date>
    <meta:editing-duration>PT3H3M7S</meta:editing-duration>
    <meta:editing-cycles>8</meta:editing-cycles>
    <meta:generator>LibreOffice/5.1.6.2$Linux_X86_64 LibreOffice_project/10m0$Build-2</meta:generator>
    <dc:date>2018-06-08T10:42:42.793622843</dc:date>
    <meta:document-statistic meta:table-count="0" meta:image-count="0" meta:object-count="0" meta:page-count="1" meta:paragraph-count="80" meta:word-count="346" meta:character-count="1439" meta:non-whitespace-character-count="1225"/>
  </office:meta>
</office:document-meta>
</file>